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Instruction</text:p>
          </table:table-cell>
          <table:table-cell office:value-type="string" calcext:value-type="string" table:number-columns-spanned="4" table:number-rows-spanned="1">
            <text:p>2-bit predictors</text:p>
          </table:table-cell>
          <table:covered-table-cell table:number-columns-repeated="3" table:style-name="Default"/>
          <table:table-cell table:style-name="ce5" office:value-type="string" calcext:value-type="string" table:number-columns-spanned="2" table:number-rows-spanned="2">
            <text:p>2-bit shift register</text:p>
          </table:table-cell>
          <table:covered-table-cell/>
          <table:table-cell table:style-name="ce1" office:value-type="string" calcext:value-type="string" table:number-columns-spanned="1" table:number-rows-spanned="2">
            <text:p>misP.counter</text:p>
          </table:table-cell>
        </table:table-row>
        <table:table-row table:style-name="ro1">
          <table:covered-table-cell table:number-columns-repeated="2"/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 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0</text:p>
          </table:table-cell>
          <table:covered-table-cell table:style-name="ce4"/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AND R1,R2,R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EQZ R1,L1</text:p>
          </table:table-cell>
          <table:table-cell office:value-type="string" calcext:value-type="string">
            <text:p>0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1</text:p>
          </table:table-cell>
          <table:covered-table-cell table:style-name="ce4"/>
          <table:table-cell/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: XOR R4,R1,R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EQZ R4,L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4"/>
          <table:table-cell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spanned="2" table:number-rows-spanned="1"/>
          <table:covered-table-cell table:style-name="ce7"/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DADDI R10,R10,#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spanned="2" table:number-rows-spanned="1"/>
          <table:covered-table-cell table:style-name="ce7"/>
          <table:table-cell/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BNEZ R10,L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spanned="2" table:number-rows-spanned="1"/>
          <table:covered-table-cell table:style-name="ce7"/>
          <table:table-cell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spanned="2" table:number-rows-spanned="1"/>
          <table:covered-table-cell table:style-name="ce7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0">
            <text:p/>
            <text:p>It is based on an n-bit saturating counter associated to</text:p>
            <text:p>every branch instruction.</text:p>
            <text:p>The counter is incremented each time the branch is</text:p>
            <text:p>taken, decremented each time it is not.</text:p>
            <text:p>When the counter value is greater than one half of its</text:p>
            <text:p>maximum value, the branch is predicted as taken, when</text:p>
            <text:p>it is lower it is predicted as not taken.</text:p>
            <text:p>Experiments have shown that there is little advantage in</text:p>
            <text:p>using n&gt;2.</text:p>
            <text:p>This technique is also called bimodal branch prediction.</text:p>
          </table:table-cell>
          <table:covered-table-cell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6" table:number-rows-spanned="1">
            <text:p>Consider the example of n = 2. This means that the last two occurrences of the branch are stored in a two-bit <text:a xlink:href="https://en.wikipedia.org/wiki/Shift_register" xlink:type="simple">shift register</text:a>. This branch history register can have four different <text:a xlink:href="https://en.wikipedia.org/wiki/Binary_numeral_system" xlink:type="simple">binary</text:a>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/>
          <table:covered-table-cell table:number-columns-repeated="4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8:03.184792049</meta:creation-date>
    <dc:date>2019-02-22T17:56:06.009855542</dc:date>
    <meta:editing-duration>PT1H7M1S</meta:editing-duration>
    <meta:editing-cycles>4</meta:editing-cycles>
    <meta:generator>LibreOffice/6.0.7.3$Linux_X86_64 LibreOffice_project/00m0$Build-3</meta:generator>
    <meta:document-statistic meta:table-count="1" meta:cell-count="85" meta:object-count="0"/>
  </office:meta>
</office:document-meta>
</file>